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013cm"/>
    </style:style>
    <style:style style:name="Table1.A1" style:family="table-cell">
      <style:table-cell-properties style:vertical-align="middle" fo:padding="0cm" fo:border="none"/>
    </style:style>
    <style:style style:name="P1" style:family="paragraph" style:parent-style-name="Heading_20_1">
      <style:text-properties fo:font-variant="normal" fo:text-transform="none" fo:color="#9bdd1f" style:font-name="Helvetica Neue" fo:font-size="24pt" fo:letter-spacing="normal" fo:font-style="normal" fo:font-weight="bold"/>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paragraph-rsid="0008ca34"/>
    </style:style>
    <style:style style:name="P4" style:family="paragraph" style:parent-style-name="Text_20_body">
      <style:paragraph-properties fo:margin-top="0cm" fo:margin-bottom="0.265cm" style:contextual-spacing="false"/>
      <style:text-properties style:font-name="Liberation Serif"/>
    </style:style>
    <style:style style:name="P5" style:family="paragraph" style:parent-style-name="Text_20_body">
      <style:paragraph-properties fo:margin-left="0cm" fo:margin-right="1.058cm" fo:margin-top="0cm" fo:margin-bottom="0.397cm" style:contextual-spacing="false" style:line-height-at-least="0.635cm" fo:text-indent="0cm" style:auto-text-indent="false" fo:padding="0cm" fo:border="none"/>
      <style:text-properties fo:font-variant="normal" fo:text-transform="none" style:font-name="Liberation Serif" fo:font-size="10.5pt" fo:font-style="normal" fo:font-weight="normal"/>
    </style:style>
    <style:style style:name="P6" style:family="paragraph" style:parent-style-name="Text_20_body">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2pt" fo:font-weight="bold" officeooo:rsid="001fd4cb" officeooo:paragraph-rsid="0008ca34"/>
    </style:style>
    <style:style style:name="P7"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2pt" fo:font-weight="bold"/>
    </style:style>
    <style:style style:name="P8"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style:text-underline-style="solid" style:text-underline-width="auto" style:text-underline-color="font-color" fo:font-weight="bold" officeooo:rsid="000863fb" officeooo:paragraph-rsid="000863fb" style:font-size-asian="14pt" style:font-size-complex="14pt"/>
    </style:style>
    <style:style style:name="P9"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fo:font-weight="bold" officeooo:rsid="0006bf21" officeooo:paragraph-rsid="0006bf21" style:font-size-asian="14pt" style:font-size-complex="14pt"/>
    </style:style>
    <style:style style:name="P10"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fo:font-weight="bold" officeooo:rsid="000ee9f7" officeooo:paragraph-rsid="000ee9f7" style:font-size-asian="14pt" style:font-size-complex="14pt"/>
    </style:style>
    <style:style style:name="P11"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style:font-name="Liberation Serif"/>
    </style:style>
    <style:style style:name="P12"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font-variant="normal" fo:text-transform="none" fo:color="#9bdd1f" style:font-name="Liberation Serif" fo:font-size="14pt" fo:font-style="normal" style:text-underline-style="solid" style:text-underline-width="auto" style:text-underline-color="font-color" fo:font-weight="bold" officeooo:rsid="000a05bf" officeooo:paragraph-rsid="000a05bf" style:font-size-asian="14pt" style:font-weight-asian="bold" style:font-size-complex="14pt" style:font-weight-complex="bold"/>
    </style:style>
    <style:style style:name="P13" style:family="paragraph" style:parent-style-name="Table_20_Contents">
      <style:text-properties style:font-name="Liberation Serif" fo:font-size="2pt" style:font-size-asian="2pt" style:font-size-complex="2pt"/>
    </style:style>
    <style:style style:name="P14" style:family="paragraph" style:parent-style-name="Table_20_Contents">
      <style:paragraph-properties fo:margin-top="0cm" fo:margin-bottom="0.499cm" style:contextual-spacing="false" fo:text-align="justify" style:justify-single-word="false"/>
      <style:text-properties style:font-name="Liberation Serif"/>
    </style:style>
    <style:style style:name="P15" style:family="paragraph" style:parent-style-name="Text_20_body" style:list-style-name="L3">
      <style:text-properties style:font-name="Liberation Serif" officeooo:rsid="000f4d42" officeooo:paragraph-rsid="000f4d42"/>
    </style:style>
    <style:style style:name="P16" style:family="paragraph" style:parent-style-name="Text_20_body" style:list-style-name="L3">
      <style:text-properties style:font-name="Liberation Serif" officeooo:rsid="000d73da" officeooo:paragraph-rsid="000d73da"/>
    </style:style>
    <style:style style:name="P17" style:family="paragraph" style:parent-style-name="Text_20_body" style:list-style-name="L2">
      <style:paragraph-properties fo:margin-top="0cm" fo:margin-bottom="0.265cm" style:contextual-spacing="false" fo:text-align="justify" style:justify-single-word="false" fo:background-color="#ffffff">
        <style:background-image/>
      </style:paragraph-properties>
      <style:text-properties fo:font-variant="normal" fo:text-transform="none" fo:color="#000000" style:font-name="Liberation Serif" fo:font-size="12pt" fo:font-style="normal" fo:font-weight="normal" officeooo:paragraph-rsid="000a05bf" style:font-size-asian="12pt" style:font-size-complex="12pt"/>
    </style:style>
    <style:style style:name="P18" style:family="paragraph" style:parent-style-name="Text_20_body" style:list-style-name="L4">
      <style:paragraph-properties fo:margin-top="0cm" fo:margin-bottom="0.265cm" style:contextual-spacing="false"/>
      <style:text-properties style:font-name="Liberation Serif"/>
    </style:style>
    <style:style style:name="P19" style:family="paragraph" style:parent-style-name="Text_20_body" style:list-style-name="L5">
      <style:paragraph-properties fo:margin-top="0cm" fo:margin-bottom="0.265cm" style:contextual-spacing="false"/>
      <style:text-properties style:font-name="Liberation Serif"/>
    </style:style>
    <style:style style:name="P20" style:family="paragraph" style:parent-style-name="Text_20_body" style:list-style-name="L2">
      <style:paragraph-properties fo:margin-top="0cm" fo:margin-bottom="0.397cm" style:contextual-spacing="false" style:line-height-at-least="0.635cm" fo:text-align="justify" style:justify-single-word="false" fo:background-color="#ffffff" fo:padding="0cm" fo:border="none">
        <style:background-image/>
      </style:paragraph-properties>
      <style:text-properties fo:font-variant="normal" fo:text-transform="none" fo:color="#000000" style:font-name="Liberation Serif" fo:font-size="12pt" fo:font-style="normal" fo:font-weight="normal" officeooo:paragraph-rsid="000a05bf" style:font-size-asian="12pt" style:font-size-complex="12pt"/>
    </style:style>
    <style:style style:name="P21" style:family="paragraph" style:parent-style-name="Table_20_Contents" style:list-style-name="L1">
      <style:paragraph-properties fo:margin-left="0cm" fo:margin-right="0cm" fo:margin-top="0cm" fo:margin-bottom="0.265cm" style:contextual-spacing="false" fo:text-align="justify" style:justify-single-word="false" fo:text-indent="0cm" style:auto-text-indent="false"/>
      <style:text-properties style:font-name="Liberation Serif" officeooo:paragraph-rsid="000a05bf"/>
    </style:style>
    <style:style style:name="P22" style:family="paragraph" style:parent-style-name="Table_20_Contents" style:list-style-name="L2">
      <style:paragraph-properties fo:margin-top="0cm" fo:margin-bottom="0.265cm" style:contextual-spacing="false" fo:text-align="justify" style:justify-single-word="false"/>
      <style:text-properties style:font-name="Liberation Serif" fo:font-size="12pt" officeooo:paragraph-rsid="000a05bf" style:font-size-asian="12pt" style:font-size-complex="12pt"/>
    </style:style>
    <style:style style:name="T1" style:family="text">
      <style:text-properties fo:font-variant="normal" fo:text-transform="none" fo:color="#9bdd1f" fo:font-style="normal" fo:font-weight="normal"/>
    </style:style>
    <style:style style:name="T2" style:family="text">
      <style:text-properties fo:font-variant="normal" fo:text-transform="none" fo:color="#9bdd1f" fo:font-style="normal" fo:font-weight="normal" officeooo:rsid="000a05bf"/>
    </style:style>
    <style:style style:name="T3" style:family="text">
      <style:text-properties fo:font-variant="normal" fo:text-transform="none" fo:color="#000000" fo:font-style="normal" fo:font-weight="normal"/>
    </style:style>
    <style:style style:name="T4" style:family="text">
      <style:text-properties fo:font-variant="normal" fo:text-transform="none" fo:color="#000000" fo:font-style="normal" fo:font-weight="normal" officeooo:rsid="000a05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our &amp; Travel Agency Project</text:h>
      <text:p text:style-name="P8">Introduction <text:s/></text:p>
      <table:table table:name="Table1" table:style-name="Table1">
        <table:table-column table:style-name="Table1.A"/>
        <table:table-row>
          <table:table-cell table:style-name="Table1.A1" office:value-type="string">
            <text:p text:style-name="P14">Our proposed project is an online tour and travel system that provides an effective solution for users to plan, manage and schedule their tour according to their requirements and demands. Often people get confused while planning for a tour. First of all they hardly know places where they can spend a good time. Further there comes money constraint. This system solves all problems of the client by providing them different packages and facility to personalize their tour.The most important part of the online travel agency project is its tour packages and customization. <text:s/>Users may choose the destination and package as and when needed. The user can plan and book a fully customizable trip with various packages available. The user may even cancel his booking using his login credentials. After successful booking user can make payment via a demo credit card and gets an acknowledgement email too.</text:p>
            <text:p text:style-name="P14"/>
            <text:p text:style-name="P12">Modules</text:p>
            <text:list xml:id="list1189030104779914677" text:style-name="L1">
              <text:list-header>
                <text:p text:style-name="P21"/>
              </text:list-header>
            </text:list>
            <text:list xml:id="list8641150834404026974" text:style-name="L2">
              <text:list-item>
                <text:p text:style-name="P22"><text:span text:style-name="T4">Login </text:span><text:span text:style-name="T2"><text:s/></text:span><text:span text:style-name="T4">:-</text:span><text:span text:style-name="T2"> <text:s/></text:span><text:span text:style-name="T1"><text:s/></text:span><text:span text:style-name="T3">Our proposed system will consist of a user registration and login module for new users to register and login to the system. </text:span></text:p>
              </text:list-item>
              <text:list-item>
                <text:p text:style-name="P17">Administrator module : This module is for administrator to manage complete website. In this module administrator can add route information, bus information, tour packages, travel packages, bus seat details, etc. Even administrator can view complete report with daily, monthly and weekly basis.</text:p>
              </text:list-item>
              <text:list-item>
                <text:p text:style-name="P20">Tours module: This module displays the different list of tour packages.</text:p>
              </text:list-item>
              <text:list-item>
                <text:p text:style-name="P20">Travels module: The travel module which will display the list of different travel packages.Each tour consists of three kinds of packages that includes economic, semi deluxe and deluxe for stay, food and travelling.</text:p>
              </text:list-item>
              <text:list-item>
                <text:p text:style-name="P20">Routes module: This will display the route information of Source location and destination location. It will display via route if the bus travels same location with different route.</text:p>
              </text:list-item>
              <text:list-item>
                <text:p text:style-name="P20">Reservations module: This module is for passengers where passenger can reserve the seats by making payment. The passenger can take print after booking the ticket.</text:p>
              </text:list-item>
              <text:list-item>
                <text:p text:style-name="P20">Testimonials module : This is testimonials module where passenger can post feedback after the journey and they can share their experience.</text:p>
              </text:list-item>
            </text:list>
            <text:p text:style-name="P5"/>
            <text:p text:style-name="P7"/>
            <text:p text:style-name="P7"/>
            <text:p text:style-name="P10"><text:soft-page-break/>Software Requirement</text:p>
            <text:p text:style-name="P3"/>
            <text:list xml:id="list3124038724877729471" text:style-name="L3">
              <text:list-item>
                <text:p text:style-name="P15">JDK 1.7 or 1.8</text:p>
              </text:list-item>
              <text:list-item>
                <text:p text:style-name="P15">Eclipse </text:p>
              </text:list-item>
              <text:list-item>
                <text:p text:style-name="P16">MySql</text:p>
              </text:list-item>
            </text:list>
            <text:p text:style-name="P6"/>
            <text:p text:style-name="P9">Conclusion</text:p>
            <text:list xml:id="list8842842013467501636" text:style-name="L4">
              <text:list-item>
                <text:p text:style-name="P18">It becomes convenient for users to book their tour online instead of visiting agency.</text:p>
              </text:list-item>
              <text:list-item>
                <text:p text:style-name="P18">Saves time and money.</text:p>
              </text:list-item>
              <text:list-item>
                <text:p text:style-name="P18">Provides a customized view of the tour to users.</text:p>
              </text:list-item>
              <text:list-item>
                <text:p text:style-name="P18">The website is easy and flexible to use.</text:p>
              </text:list-item>
              <text:list-item>
                <text:p text:style-name="P18">Automates the manual booking, payment and customization process.</text:p>
              </text:list-item>
            </text:list>
            <text:list xml:id="list8969298503507890330" text:style-name="L5">
              <text:list-item>
                <text:p text:style-name="P19">Requires reliable internet connection.</text:p>
              </text:list-item>
              <text:list-item>
                <text:p text:style-name="P19">Requires large database.</text:p>
              </text:list-item>
            </text:list>
            <text:p text:style-name="P4"/>
            <text:p text:style-name="P11"/>
          </table:table-cell>
        </table:table-row>
        <table:table-row>
          <table:table-cell table:style-name="Table1.A1" office:value-type="string">
            <text:p text:style-name="P13"/>
          </table:table-cell>
        </table:table-row>
      </table:table>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1:55:53.504598183</meta:creation-date>
    <dc:date>2016-09-12T12:02:13.390057671</dc:date>
    <meta:editing-duration>PT5M43S</meta:editing-duration>
    <meta:editing-cycles>12</meta:editing-cycles>
    <meta:generator>LibreOffice/4.2.8.2$Linux_X86_64 LibreOffice_project/420m0$Build-2</meta:generator>
    <meta:document-statistic meta:table-count="1" meta:image-count="0" meta:object-count="0" meta:page-count="2" meta:paragraph-count="25" meta:word-count="414" meta:character-count="2544" meta:non-whitespace-character-count="2162"/>
  </office:meta>
</office:document-meta>
</file>